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d892" officeooo:paragraph-rsid="001bd892"/>
    </style:style>
    <style:style style:name="P2" style:family="paragraph" style:parent-style-name="Standard">
      <style:text-properties officeooo:rsid="001f455c" officeooo:paragraph-rsid="001f455c"/>
    </style:style>
    <style:style style:name="P3" style:family="paragraph" style:parent-style-name="Standard">
      <style:text-properties officeooo:rsid="0026739c" officeooo:paragraph-rsid="0026739c"/>
    </style:style>
    <style:style style:name="P4" style:family="paragraph" style:parent-style-name="Standard">
      <style:text-properties officeooo:rsid="00338eba" officeooo:paragraph-rsid="00338eba"/>
    </style:style>
    <style:style style:name="P5" style:family="paragraph" style:parent-style-name="Standard">
      <style:text-properties officeooo:rsid="0034a301" officeooo:paragraph-rsid="0034a301"/>
    </style:style>
    <style:style style:name="P6" style:family="paragraph" style:parent-style-name="Standard">
      <style:text-properties officeooo:rsid="001bd892" officeooo:paragraph-rsid="001bd892"/>
    </style:style>
    <style:style style:name="P7" style:family="paragraph" style:parent-style-name="Standard">
      <style:text-properties officeooo:rsid="001c4e2d" officeooo:paragraph-rsid="001f455c"/>
    </style:style>
    <style:style style:name="P8" style:family="paragraph" style:parent-style-name="Standard">
      <style:text-properties officeooo:rsid="001c4e2d" officeooo:paragraph-rsid="0035f765"/>
    </style:style>
    <style:style style:name="P9" style:family="paragraph" style:parent-style-name="Standard">
      <style:text-properties officeooo:rsid="001c4e2d" officeooo:paragraph-rsid="00297217"/>
    </style:style>
    <style:style style:name="P10" style:family="paragraph" style:parent-style-name="Standard">
      <style:text-properties officeooo:rsid="0035f765" officeooo:paragraph-rsid="0035f765"/>
    </style:style>
    <style:style style:name="P11" style:family="paragraph" style:parent-style-name="Standard">
      <style:text-properties officeooo:rsid="00376f70" officeooo:paragraph-rsid="00376f70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376f70" officeooo:paragraph-rsid="00376f70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387f5e" officeooo:paragraph-rsid="00387f5e"/>
    </style:style>
    <style:style style:name="P14" style:family="paragraph" style:parent-style-name="Standard">
      <style:text-properties officeooo:rsid="003899fd" officeooo:paragraph-rsid="003899fd"/>
    </style:style>
    <style:style style:name="P15" style:family="paragraph" style:parent-style-name="Standard">
      <style:text-properties officeooo:rsid="00395a38" officeooo:paragraph-rsid="00395a38"/>
    </style:style>
    <style:style style:name="T1" style:family="text">
      <style:text-properties officeooo:rsid="001e869e"/>
    </style:style>
    <style:style style:name="T2" style:family="text">
      <style:text-properties officeooo:rsid="00258143"/>
    </style:style>
    <style:style style:name="T3" style:family="text">
      <style:text-properties officeooo:rsid="002801d1"/>
    </style:style>
    <style:style style:name="T4" style:family="text">
      <style:text-properties officeooo:rsid="0035f765"/>
    </style:style>
    <style:style style:name="T5" style:family="text">
      <style:text-properties officeooo:rsid="00376f70"/>
    </style:style>
    <style:style style:name="T6" style:family="text">
      <style:text-properties officeooo:rsid="00387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Дженни</text:p>
      <text:p text:style-name="Standard"/>
      <text:p text:style-name="Standard">Рассказ про девушку, которая мучает свою жертву и разговаривает с Богом,</text:p>
      <text:p text:style-name="Standard">спрашивая у него за что ей досталась такая судьба. </text:p>
      <text:p text:style-name="Standard"/>
      <text:p text:style-name="P4">Действие происходит у Дженнифер дома. Она пригласила подругу <text:span text:style-name="T5">Ирен</text:span> домой вместе позаниматься.</text:p>
      <text:p text:style-name="P5">Пригласила домой, потому что это необычная семья — маньяки которые десять лет назад колесили по стране. За это время у них родилась дочь. Они решили осесть. Пришли к Богу, но прошлое их не отпускает.</text:p>
      <text:p text:style-name="Standard"/>
      <text:p text:style-name="P1">Девушка сидит привязанная к стулу <text:span text:style-name="T4">подвале.</text:span></text:p>
      <text:p text:style-name="P1">Рядом ходит Дженнифер с <text:span text:style-name="T4">ножом</text:span>. <text:span text:style-name="T1">Это её первая жертва и она нервничает.</text:span></text:p>
      <text:p text:style-name="P1">Затем начинает <text:span text:style-name="T4">проповедь и </text:span>диалог с Богом о том зачем она это делает.</text:p>
      <text:p text:style-name="P2">Затем молится, что бы Бог освободил её от этого проклятия.</text:p>
      <text:p text:style-name="P7"/>
      <text:p text:style-name="P10">Перед приходом родителей, Дженни затыкает рот жертве.</text:p>
      <text:p text:style-name="P10">Приходят родители и Дженни выходит из подвала.</text:p>
      <text:p text:style-name="P8"><text:span text:style-name="T4">Р</text:span><text:span text:style-name="T2">одители Дженнифер и зовут её на ужин. </text:span></text:p>
      <text:p text:style-name="P10">Выясняется что семья достаточно религиозна.</text:p>
      <text:p text:style-name="P8"><text:span text:style-name="T2">Они молятся за столом. </text:span></text:p>
      <text:p text:style-name="P8"><text:span text:style-name="T2">Её отец </text:span><text:span text:style-name="T6">Джордан</text:span><text:span text:style-name="T2"> рассказывает что в одном приходе девушка сошла с ума и пыталась покончить с собой (отсылка на Лору). </text:span><text:span text:style-name="T4">Что там работал пастор Джон Мартин. </text:span></text:p>
      <text:p text:style-name="P3">Дженнифер говорит, что это всё от греха который люди впустили в свою душу. Что если бы жили по Библии, то ничего бы этого не было. <text:span text:style-name="T3">Родители её хвалят.</text:span></text:p>
      <text:p text:style-name="P9"/>
      <text:p text:style-name="P11">Дженни завершает трапезу и отправляется молиться в подвал.</text:p>
      <text:p text:style-name="P11">Она возвращается к своей проповеди.</text:p>
      <text:p text:style-name="P11"/>
      <text:p text:style-name="P11">Но затем в подвал входит её мать. Ирен решила что всё закончилось и мать остановит Дженни.</text:p>
      <text:p text:style-name="P13">Твист. Мать Кэролин удивляется, но вместо того что бы вызвать полицию, ругает Дженни, что она опять взялась за старое.</text:p>
      <text:p text:style-name="P13">Зовёт мужа и просит принести целлофановые мешки, а Дженни просит принести ножовку.</text:p>
      <text:p text:style-name="P14">Кэролин рассказывает историю своей семьи, что они не всегда были набожными.</text:p>
      <text:p text:style-name="P15">Ирен понимает что она обречена и начинает дёргаться на стуле и орать в кляп.</text:p>
      <text:p text:style-name="P15">А вся семейка смеются над ней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21:14:57.526537523</meta:creation-date>
    <dc:date>2022-12-10T10:55:38.650041039</dc:date>
    <meta:editing-duration>PT1H40M11S</meta:editing-duration>
    <meta:editing-cycles>27</meta:editing-cycles>
    <meta:generator>LibreOffice/7.4.2.3$Linux_X86_64 LibreOffice_project/40$Build-3</meta:generator>
    <meta:document-statistic meta:table-count="0" meta:image-count="0" meta:object-count="0" meta:page-count="1" meta:paragraph-count="24" meta:word-count="282" meta:character-count="1729" meta:non-whitespace-character-count="1466"/>
  </office:meta>
</office:document-meta>
</file>